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I – Notification</text:p>
      <text:p text:style-name="Standard">Bertrand se réveil Lundi matin, il allume son portable et voit une notification "Une nouvelle semaine commençe, essayez de ne pas gaspiller !" de la part de l'application.</text:p>
      <text:p text:style-name="Standard">Au cours de sa semaine, ses paquets de cordon bleu approchent dangeureusement de la date de péremption, une notification lui est donc envoyé pour l'en prévenir. N'ayant pas réussie à tout manger à temps, il doit en gaspiller deux, qu'il ajoute à sa liste d'Historique précisant le gaspillage.</text:p>
      <text:p text:style-name="Standard">Dimanche, à la fin de la semaine, il recoit une notification lui disant "Cette semaine, vous avez gaspillé 2 produits, essayez de moins gaspiller la semaine prochaine !"</text:p>
      <text:p text:style-name="Standard"/>
      <text:p text:style-name="P1"><text:tab/>II – Code barre</text:p>
      <text:p text:style-name="P2">Corinne est en train de faire ses courses du Mardi.</text:p>
      <text:p text:style-name="P2">Elle regarde sa liste de course sur son téléphone pour voir ce qu'elle y a mis.</text:p>
      <text:p text:style-name="P2">En passant dans le rayon, elle voit en délicieux fromage qu'elle aimerait acheter.</text:p>
      <text:p text:style-name="P2">Elle va donc sur sa page de produit, clique sur ajouter puis sur le bouton scanner.</text:p>
      <text:p text:style-name="P2">Son appareil photo s'allume et scanne le produit. Les informations du produit sont automatiquement remplis dans les champs de l'ajout, et il nes lui reste plus qu'à renseigner la date de péremption, puis à cliquer sur ajouter.</text:p>
      <text:p text:style-name="Standard"/>
      <text:p text:style-name="P1"><text:tab/>III – Appel &amp; Sms</text:p>
      <text:p text:style-name="P2">Bertrand a consommé un délicieux fromage cette semaine sur recommandation de Corinne.</text:p>
      <text:p text:style-name="P2">Il est vraiment satisfait du produit, et il aimerait lui dire.</text:p>
      <text:p text:style-name="P2">Pour cela, il va dans sa liste d'amis, et clique sur le bouton d'appel pour appeller Corinne.</text:p>
      <text:p text:style-name="P2">Elle ne répond pas, il retourne donc sur l'application, et clique sur le bouton sms pour lui laisser un message : "merci pour ta recommendation, le fromage était parfait !"</text:p>
      <text:p text:style-name="Standard"/>
      <text:p text:style-name="P1"><text:tab/>IV – Gmap</text:p>
      <text:p text:style-name="P2">Corinne a repéré une Annonce dans la partie Annonce de l'application : un paquet de haricot.</text:p>
      <text:p text:style-name="P2">Cependant, elle doit pour cela ce rendre à un magasin Leboudhiste qu'elle ne connait pas.</text:p>
      <text:p text:style-name="P2">Elle va donc cliquer sur le bouton de map qui va lui indiquer la position du magasin sur google map.</text:p>
      <text:p text:style-name="Standard"/>
      <text:p text:style-name="P1"><text:tab/>V – GPS</text:p>
      <text:p text:style-name="P2">Bertrand n'a pas beaucoup d'argent pour finir ce mois, il aimerait donc acheter en priorité des produits en réduction.</text:p>
      <text:p text:style-name="P2">Pour cela, il va sur la page d'Annonce et clique sur "Les annonces de ta région".</text:p>
      <text:p text:style-name="P2">Une map google map va alors s'ouvrir, centré sur sa position actuelle, montrant les différents magasins proche de chez lui proposant des réduction sur des produits proche de la date de péremption.</text:p>
      <text:p text:style-name="P2">Il lui est possible de régler le rayon de distance auquel les différentes annonces sont montré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9M13S</meta:editing-duration>
    <meta:editing-cycles>15</meta:editing-cycles>
    <meta:generator>OpenOffice/4.1.1$Win32 OpenOffice.org_project/411m6$Build-9775</meta:generator>
    <dc:date>2019-04-08T15:20:16.28</dc:date>
    <meta:document-statistic meta:table-count="0" meta:image-count="0" meta:object-count="0" meta:page-count="1" meta:paragraph-count="24" meta:word-count="418" meta:character-count="2406"/>
    <meta:user-defined meta:name="Info 1"/>
    <meta:user-defined meta:name="Info 2"/>
    <meta:user-defined meta:name="Info 3"/>
    <meta:user-defined meta:name="Info 4"/>
  </office:meta>
</office:document-meta>
</file>